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FigureCaption"><text:span text:style-name="T1">Figure 1. Hybrid population design.</text:span> A hybrid population was created by crossing 68 isogenic lines to a single lab reference strain <text:span text:style-name="T2">w</text:span><text:span text:style-name="T3">1118</text:span>. For a given locus, each individual in the population contains a varying allele (colored) from one of the isogeneic lines, and a common allele (grey) from the <text:span text:style-name="T2">w</text:span><text:span text:style-name="T3">1118</text:span> reference strain. RNA-seq from mated or virgin female heads were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>
      <style:text-properties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6-07-06T18:25:56.744346000</dc:date>
    <meta:editing-duration>PT19S</meta:editing-duration>
    <meta:editing-cycles>2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2" meta:word-count="62" meta:character-count="374" meta:non-whitespace-character-count="313"/>
  </office:meta>
</office:document-meta>
</file>